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4.35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MAGPIE Probes – Science, Methods, and Site-Specific Goals</text:p>
          </draw:text-box>
        </draw:frame>
        <draw:frame presentation:style-name="pr2" draw:text-style-name="P2" draw:layer="layout" svg:width="25.199cm" svg:height="9.134cm" svg:x="1.4cm" svg:y="3.682cm" presentation:class="subtitle" presentation:user-transformed="true">
          <draw:text-box>
            <text:p text:style-name="P1"><text:span text:style-name="T1">MAGPIE Probe Network: Science &amp; How We Measure It</text:span></text:p>
            <text:p text:style-name="P1"/>
            <text:p text:style-name="P1"><text:span text:style-name="T1">6 identical probes, pole-to-pole coverage</text:span></text:p>
            <text:p text:style-name="P1"/>
            <text:p text:style-name="P1"><text:span text:style-name="T1">Time-synchronous meteorology + electrification + imaging</text:span></text:p>
            <text:p text:style-name="P1"/>
            <text:p text:style-name="P1"><text:span text:style-name="T1">Descent profiles + landed stations → vertical + horizontal conte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rument Sui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eteorology</text:p>
                <text:list>
                  <text:list-item>
                    <text:p>Pressure (±0.5 Pa), Temperature (±0.1 K), Humidity (±2 %RH), CO₂ (ppm)</text:p>
                  </text:list-item>
                  <text:list-item>
                    <text:p>Solid-state thermal anemometer (±40 m/s, 10–50 Hz fast response)</text:p>
                  </text:list-item>
                </text:list>
              </text:list-item>
              <text:list-item>
                <text:p>Electrification</text:p>
                <text:list>
                  <text:list-item>
                    <text:p>Broadband E-field antenna + low-noise preamp (DC–100 kHz equivalent paths)</text:p>
                  </text:list-item>
                </text:list>
              </text:list-item>
              <text:list-item>
                <text:p>Acoustics</text:p>
                <text:list>
                  <text:list-item>
                    <text:p>Microphone 20 Hz–12 kHz (wind, dust impacts, microquakes, mech. events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rument Suit (Cont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avigation &amp; Descent Profiling</text:p>
                <text:list>
                  <text:list-item>
                    <text:p>9-axis IMU (200 Hz), altimeter (tbd on radar) (up to 20 Hz), tri-axis magnetometer</text:p>
                  </text:list-item>
                </text:list>
              </text:list-item>
              <text:list-item>
                <text:p>Cameras</text:p>
                <text:list>
                  <text:list-item>
                    <text:p>Side still camera (color): horizon-looking, single-frame or burst, nearby rock, regolith and startracking</text:p>
                  </text:list-item>
                  <text:list-item>
                    <text:p>Bottom-facing descent camera (color): nadir imagery during EDL</text:p>
                  </text:list-item>
                  <text:list-item>
                    <text:p>Side thermal camera (low-res, equal view with side still): scene temperature contrast (frost, cloud edges, dust fronts)</text:p>
                  </text:list-item>
                </text:list>
              </text:list-item>
              <text:list-item>
                <text:p>Power &amp; Comms</text:p>
                <text:list>
                  <text:list-item>
                    <text:p>Li-ion (86 Wh) + solar trickle; survival Li-FeS₂ (18 Wh) at poles</text:p>
                  </text:list-item>
                  <text:list-item>
                    <text:p>UHF 433 MHz (3 W) + LoRa 915 MHz (1 W) with adaptive data 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easurement Method &amp; Cadence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uring Descent (EI → chute → retro):</text:p>
                <text:list>
                  <text:list-item>
                    <text:p>IMU @ 200 Hz; radar altimeter @ 10–20 Hz → vertical density/temperature via dynamic pressure + profile inversion.</text:p>
                  </text:list-item>
                  <text:list-item>
                    <text:p>Bottom camera: 1–5 fps burst near key events (chute inflate, backshell sep, pre-flare). Ground-texture scaling for optical flow wind estimates near surface.</text:p>
                  </text:list-item>
                  <text:list-item>
                    <text:p>Side color: 1–2 frames pre-parachute and post-deploy for cloud bands/dust sheets against the horizon.</text:p>
                  </text:list-item>
                  <text:list-item>
                    <text:p>Thermal (side): 1–2 fps snapshots of scene temperature contrast (frost lines, cloud opacity gradients, warm dust plumes).</text:p>
                  </text:list-item>
                </text:list>
              </text:list-item>
              <text:list-item>
                <text:p>On the Surface (14-sol nominal):</text:p>
                <text:list>
                  <text:list-item>
                    <text:p>Met core (P/T/RH/CO₂): 1 Hz burst for 5 min every 15 min; 0.1 Hz background.</text:p>
                  </text:list-item>
                  <text:list-item>
                    <text:p>Wind (thermal anemometer): 10–50 Hz bursts (gust capture), 1 Hz background.</text:p>
                  </text:list-item>
                  <text:list-item>
                    <text:p>E-field: continuous low-rate monitor + 2 s high-rate events on threshold.</text:p>
                  </text:list-item>
                  <text:list-item>
                    <text:p>Acoustic: 10 s clips each 5 min; event-triggered (dust impacts/microquakes).</text:p>
                  </text:list-item>
                  <text:list-item>
                    <text:p>Side color still: 1–3 images per sol timed for morning/afternoon; storm triggers add bursts (up to 5 extra frames).</text:p>
                  </text:list-item>
                  <text:list-item>
                    <text:p>Thermal (side): paired with every color still + 2–3 extra frames at local night/morning for frost det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libration &amp; Qua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/T/RH zero/offset via pre-flight chamber curves + in-situ cross-checks (nighttime stability).</text:p>
              </text:list-item>
              <text:list-item>
                <text:p>E-field quiet-state baseline nightly; microphone self-noise sweep hourly.</text:p>
              </text:list-item>
              <text:list-item>
                <text:p>Camera radiometry via internal flat and sun-angle geometry; thermal NUC &amp; two-point ref (radiator + sk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Produc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ime series: P, T, RH, CO₂, wind vectors, E-field, acoustic spectra</text:p>
              </text:list-item>
              <text:list-item>
                <text:p>Descent profiles: density/temperature vs altitude; wind shear estimates</text:p>
              </text:list-item>
              <text:list-item>
                <text:p>Imaging: side color/thermal pairs (radiance &amp; apparent temperature maps), bottom camera descent mosaic (landing context, grain size proxy)</text:p>
              </text:list-item>
              <text:list-item>
                <text:p>Events: dust devils (pressure dips + E-field spikes + acoustic hiss), gust fronts, frost growth/retreat, chute inflation dynamics</text:p>
              </text:list-item>
              <text:list-item>
                <text:p>Derived maps: local roughness/albedo (bottom cam), cloud opacity edges (side color/thermal), near-surface lapse ra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4.358cm" svg:x="1.4cm" svg:y="0.628cm" presentation:class="title" presentation:user-transformed="true">
          <draw:text-box>
            <text:p>Site-Specific Goal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lympus Mons Flank (High Altitude / Orographic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oals</text:p>
                <text:list>
                  <text:list-item>
                    <text:p>Quantify up-down-slope flow, wave activity, and cloud microclimates.</text:p>
                  </text:list-item>
                  <text:list-item>
                    <text:p>Assess turbulence/hazard models for future aerial assets. Including sister probes</text:p>
                  </text:list-item>
                </text:list>
              </text:list-item>
              <text:list-item>
                <text:p>How we measure</text:p>
                <text:list>
                  <text:list-item>
                    <text:p>Anemometer: gust &amp; wave packets (10–50 Hz bursts at slope-wind peaks).</text:p>
                  </text:list-item>
                  <text:list-item>
                    <text:p>P/T/RH/CO₂: diurnal mountain-circulation signatures; nocturnal inversions.</text:p>
                  </text:list-item>
                  <text:list-item>
                    <text:p>Side color + thermal (paired): orographic cloud edges; thermal contrast to infer cloud optical thickness/dust entrainment.</text:p>
                  </text:list-item>
                  <text:list-item>
                    <text:p>Bottom cam (descent): surface roughness &amp; flow-aligned streaks leads to wind orientation validation.</text:p>
                  </text:list-item>
                </text:list>
              </text:list-item>
              <text:list-item>
                <text:p>Data products </text:p>
                <text:list>
                  <text:list-item>
                    <text:p>Turbulence intensity spectra, cloud edge motion vectors, slope-wind climatolog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ellas Planitia (Deep Basin / Human Landing Candidate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oals</text:p>
                <text:list>
                  <text:list-item>
                    <text:p>Characterize dense boundary layer, dust loading, storm amplification.</text:p>
                  </text:list-item>
                  <text:list-item>
                    <text:p>Evaluate human EDL benefits, resource (ice) likelihood, potential lava-tube skylights.</text:p>
                  </text:list-item>
                </text:list>
              </text:list-item>
              <text:list-item>
                <text:p>How we measure</text:p>
                <text:list>
                  <text:list-item>
                    <text:p>Pressure: enhanced tides &amp; storm surges (high-amplitude);</text:p>
                  </text:list-item>
                  <text:list-item>
                    <text:p>E-field + acoustic: dust-devil electrification; saltation impacts.</text:p>
                  </text:list-item>
                  <text:list-item>
                    <text:p>Side color + thermal (paired): dust wall opacity and thermal contrast, frost patches in mornings.</text:p>
                  </text:list-item>
                  <text:list-item>
                    <text:p>Bottom cam (descent): albedo/texture leads to determining regolith grain size proxy; skylight/pit detection cues.</text:p>
                  </text:list-item>
                  <text:list-item>
                    <text:p>Wind: gust fronts at basin edges; shear near storm passages.</text:p>
                  </text:list-item>
                </text:list>
              </text:list-item>
              <text:list-item>
                <text:p>Data products</text:p>
                <text:list>
                  <text:list-item>
                    <text:p>Electrified dust-storm catalog; landing-hazard map (texture/rockiness), frost occurrence vs pressure cycles; candidate skylight snapshots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lanum Boreum (North Polar, late summer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Goals</text:p>
                <text:list>
                  <text:list-item>
                    <text:p>Track CO₂ frost sublimation and volatile export; polar vortex near surface.</text:p>
                  </text:list-item>
                </text:list>
              </text:list-item>
              <text:list-item>
                <text:p text:style-name="P5">How we measure</text:p>
                <text:list>
                  <text:list-item>
                    <text:p>Thermal (side) at dawn/dusk: frost/ground temperature contrast leads to observation of sublimation.</text:p>
                  </text:list-item>
                  <text:list-item>
                    <text:p>P/T/RH: vapor gradients; CO₂ sensor for local enrichment.</text:p>
                  </text:list-item>
                  <text:list-item>
                    <text:p>Wind: katabatic flows off cap edge.</text:p>
                  </text:list-item>
                  <text:list-item>
                    <text:p>Side color: seasonal albedo changes; cloud bands.</text:p>
                  </text:list-item>
                  <text:list-item>
                    <text:p>Acoustic: low-freq microtremors from thermal cracking/wind-driven grains.</text:p>
                  </text:list-item>
                </text:list>
              </text:list-item>
              <text:list-item>
                <text:p>Data products</text:p>
                <text:list>
                  <text:list-item>
                    <text:p>Frost retreat rate (m/day), near-surface lapse rates, katabatic climatolog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lanum Australe (South Polar, seasonal accumulation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Goals</text:p>
                <text:list>
                  <text:list-item>
                    <text:p>Hemispheric comparison of volatile cycle; CO₂ deposition and circulation.</text:p>
                  </text:list-item>
                </text:list>
              </text:list-item>
              <text:list-item>
                <text:p text:style-name="P5">How we measure</text:p>
                <text:list>
                  <text:list-item>
                    <text:p>Same toolkit as Boreum, flipped seasonality: more frequent thermal+color pairs during accumulation; night thermal snapshots.</text:p>
                  </text:list-item>
                  <text:list-item>
                    <text:p>Radar altimeter + IMU (descent) improve density model in cold cap air.</text:p>
                  </text:list-item>
                </text:list>
              </text:list-item>
              <text:list-item>
                <text:p>Data products</text:p>
                <text:list>
                  <text:list-item>
                    <text:p>Deposition events log, frost growth curves, south-pole boundary-layer structure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quatorial Site A (Volcanic Plains / Solar-Rich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Goals</text:p>
                <text:list>
                  <text:list-item>
                    <text:p>Diurnal convective cycles, dust-devil climatology, lava-tube context.</text:p>
                  </text:list-item>
                </text:list>
              </text:list-item>
              <text:list-item>
                <text:p text:style-name="P5">How we measure</text:p>
                <text:list>
                  <text:list-item>
                    <text:p>P/T/RH: strong daytime superadiabatic layers;</text:p>
                  </text:list-item>
                  <text:list-item>
                    <text:p>Wind: convective gusts; devil cores via rapid pressure dips.</text:p>
                  </text:list-item>
                  <text:list-item>
                    <text:p>E-field + acoustic: devil charge and grain impacts;</text:p>
                  </text:list-item>
                  <text:list-item>
                    <text:p>Side color + thermal: moving dust fronts, heated surfaces;</text:p>
                  </text:list-item>
                  <text:list-item>
                    <text:p>Bottom cam (descent): flow streaks, polygonal cracking leads to determing roughness &amp; hazards.</text:p>
                  </text:list-item>
                </text:list>
              </text:list-item>
              <text:list-item>
                <text:p>Data products</text:p>
                <text:list>
                  <text:list-item>
                    <text:p>Dust-devil occurrence map (per sol), convective boundary-layer growth curves, thermal inertia proxies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quatorial Site B (Flexible/Target of Opportunity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Goals</text:p>
                <text:list>
                  <text:list-item>
                    <text:p>Fill science gaps, chase active weather corridors, or sample hydrated mineral/ancient valley terrain for astrobiology relevance.</text:p>
                  </text:list-item>
                </text:list>
              </text:list-item>
              <text:list-item>
                <text:p text:style-name="P5">How we measure</text:p>
                <text:list>
                  <text:list-item>
                    <text:p>Adaptive cadence rules: boost side color/thermal pairs during storm season; add extra acoustic clips during high winds; image sequences for valley haze.</text:p>
                  </text:list-item>
                </text:list>
              </text:list-item>
              <text:list-item>
                <text:p>Data products</text:p>
                <text:list>
                  <text:list-item>
                    <text:p>Adaptive cadence rules: boost side color/thermal pairs during storm season; add extra acoustic clips during high winds; image sequences for valley haze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igger Logic &amp; Event Mod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ust event trigger: pressure dip + E-field rise leads to high-rate wind, acoustic, image burst (side color + thermal).</text:p>
              </text:list-item>
              <text:list-item>
                <text:p>Frost trigger: pre-dawn thermal contrast &gt; threshold leads to adding thermal frames + RH bursts.</text:p>
              </text:list-item>
              <text:list-item>
                <text:p>Gust trigger: wind variance spike leads to raise anemometer rate &amp; mic clips.</text:p>
              </text:list-item>
              <text:list-item>
                <text:p>Comm window packing: prioritize compressed bursts, then baseline me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rom Raw to Insight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scent inversion: IMU + radar alt leads to density/T profile; wind shear from optical flow (bottom cam).</text:p>
              </text:list-item>
              <text:list-item>
                <text:p>Surface fusion: P/T/RH + wind + E-field + acoustics leads to event classification (devil, gust front, front passage).</text:p>
              </text:list-item>
              <text:list-item>
                <text:p>Imaging fusion: side color &amp; thermal co-registration leads to cloud opacity &amp; dust thermal contrast.</text:p>
              </text:list-item>
              <text:list-item>
                <text:p>Products shipped per pass: daily summary + event packets (~1.5 MB per pass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y This Matters (for humans &amp; climate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irst synchronous, multi-latitude boundary-layer dataset leads to better forecasting.</text:p>
              </text:list-item>
              <text:list-item>
                <text:p>Scalability of mission and mission hardware. </text:p>
              </text:list-item>
              <text:list-item>
                <text:p>Landing site safety: turbulence, visibility, ground roughness, dust load.</text:p>
              </text:list-item>
              <text:list-item>
                <text:p>Resources: frost/ice mapping, hydrated terrain cues, potential skylight imagery.</text:p>
              </text:list-item>
              <text:list-item>
                <text:p>Validates climate &amp; EDL models; de-risks human miss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9-16T17:22:17.532000000</meta:creation-date>
    <dc:date>2025-09-16T17:50:37.975000000</dc:date>
    <meta:editing-duration>PT28M11S</meta:editing-duration>
    <meta:editing-cycles>18</meta:editing-cycles>
    <meta:generator>LibreOffice/6.1.3.2$Windows_X86_64 LibreOffice_project/86daf60bf00efa86ad547e59e09d6bb77c699acb</meta:generator>
    <meta:document-statistic meta:object-count="84"/>
  </office:meta>
</office:document-meta>
</file>